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<text:span text:style-name="T1"><text:text-input text:description="">$project.Name</text:text-input></text:span><text:span text:style-name="T1"><text:text-input text:description="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meta:document-statistic meta:table-count="0" meta:image-count="0" meta:object-count="0" meta:page-count="1" meta:paragraph-count="1" meta:word-count="2" meta:character-count="23"/>
    <dc:date>2011-04-30T01:59:00</dc:date>
    <dc:creator>Angelo ZERR</dc:creator>
    <meta:editing-duration>PT4H34M</meta:editing-duration>
    <meta:editing-cycles>1</meta:editing-cycles>
    <meta:generator>LibreOffice/3.3$Win32 LibreOffice_project/330m19$Build-6</meta:generator>
  </office:meta>
</office:document-meta>
</file>